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adow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 style:data-style-name="N102">
      <style:table-cell-properties fo:background-color="#ffffff"/>
    </style:style>
    <style:style style:name="ce14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16" style:family="table-cell" style:parent-style-name="Default" style:data-style-name="N102"/>
    <style:style style:name="ce17" style:family="table-cell" style:parent-style-name="Default" style:data-style-name="N102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 table:print-ranges="Hoja1.A4:Hoja1.A4"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7"/>
          <table:covered-table-cell table:number-columns-repeated="3" table:style-name="ce10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4" office:value-type="string" calcext:value-type="string">
            <text:p>Nombre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7" table:number-columns-repeated="9"/>
          <table:table-cell table:style-name="ce18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<text:a xlink:href="relatorio://employee.email1" xlink:type="simple">company.employee.email1</text:a></text:p>
          </table:table-cell>
          <table:table-cell table:style-name="ce6" office:value-type="string" calcext:value-type="string">
            <text:p><text:a xlink:href="relatorio://employee.contrato" xlink:type="simple">company.employee.contrato</text:a></text:p>
          </table:table-cell>
          <table:table-cell table:style-name="ce9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2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$ 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7:59.040905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4.3.3.2$Linux_X86_64 LibreOffice_project/430m0$Build-2</meta:generator>
    <dc:date>2017-08-30T13:18:02.426992124</dc:date>
    <meta:editing-duration>PT6H50M42S</meta:editing-duration>
    <meta:editing-cycles>106</meta:editing-cycles>
    <dc:creator>Luciano Rossi</dc:creator>
    <meta:document-statistic meta:table-count="1" meta:cell-count="20" meta:object-count="0"/>
  </office:meta>
</office:document-meta>
</file>